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on kinG" svg:font-family="'Lion kinG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-0.5in" fo:margin-right="-0.4366in" fo:margin-top="0in" fo:margin-bottom="0in" loext:contextual-spacing="true" fo:line-height="85%" fo:text-align="center" style:justify-single-word="false" fo:text-indent="0in" style:auto-text-indent="false" style:page-number="auto" style:writing-mode="lr-tb"/>
      <style:text-properties fo:background-color="transparent"/>
    </style:style>
    <style:style style:name="P2" style:family="paragraph" style:parent-style-name="Standard">
      <style:paragraph-properties fo:margin-left="0in" fo:margin-right="-0.4366in" fo:margin-top="0in" fo:margin-bottom="0in" loext:contextual-spacing="true" fo:line-height="85%" fo:text-align="center" style:justify-single-word="false" fo:text-indent="0in" style:auto-text-indent="false" style:writing-mode="lr-tb"/>
      <style:text-properties fo:background-color="transparent"/>
    </style:style>
    <style:style style:name="T1" style:family="text">
      <style:text-properties fo:color="#4e102d" style:font-name="Lion kinG" fo:font-size="142pt" fo:font-weight="normal" style:font-size-asian="142pt" style:font-weight-asian="normal" style:font-size-complex="96pt" style:font-weight-complex="normal"/>
    </style:style>
    <style:style style:name="T2" style:family="text">
      <style:text-properties fo:color="#4e102d" style:font-name="Lion kinG" fo:font-size="142pt" fo:font-weight="normal" style:font-size-asian="142pt" style:font-weight-asian="normal" style:font-size-complex="96pt" style:font-weight-complex="normal" fo:background-color="#ffff00"/>
    </style:style>
    <style:style style:name="T3" style:family="text">
      <style:text-properties fo:color="#4e102d" style:font-name="Lion kinG" fo:font-size="142pt" fo:font-weight="normal" style:font-size-asian="142pt" style:font-weight-asian="normal" style:font-size-complex="96pt" style:font-weight-complex="normal"/>
    </style:style>
    <style:style style:name="T4" style:family="text">
      <style:text-properties fo:color="#4e102d" fo:font-size="66pt" fo:font-weight="normal" style:font-size-asian="66pt" style:font-weight-asian="normal" style:font-size-complex="48pt" style:font-weight-complex="normal"/>
    </style:style>
    <style:style style:name="T5" style:family="text">
      <style:text-properties fo:color="#4e102d" fo:font-size="66pt" fo:font-weight="normal" style:font-size-asian="66pt" style:font-weight-asian="normal" style:font-size-complex="48pt" style:font-weight-complex="normal" fo:background-color="#ffff00"/>
    </style:style>
    <style:style style:name="T6" style:family="text">
      <style:text-properties fo:color="#4e102d" fo:font-size="66pt" fo:font-weight="normal" style:font-size-asian="66pt" style:font-weight-asian="normal" style:font-size-complex="48pt" style:font-weight-complex="normal"/>
    </style:style>
    <style:style style:name="T7" style:family="text">
      <style:text-properties fo:font-variant="small-caps" fo:color="#4e102d" fo:font-size="66pt" fo:font-weight="normal" style:font-size-asian="66pt" style:font-weight-asian="normal" style:font-size-complex="48pt" style:font-weight-complex="normal"/>
    </style:style>
    <style:style style:name="T8" style:family="text">
      <style:text-properties fo:font-variant="small-caps" fo:color="#4e102d" fo:font-size="66pt" fo:font-weight="normal" style:font-size-asian="66pt" style:font-weight-asian="normal" style:font-size-complex="48pt" style:font-weight-complex="normal" fo:background-color="#ffff00"/>
    </style:style>
    <style:style style:name="T9" style:family="text">
      <style:text-properties fo:font-variant="small-caps" fo:color="#4e102d" fo:font-size="66pt" fo:font-weight="normal" style:font-size-asian="66pt" style:font-weight-asian="normal" style:font-size-complex="4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ohn Hall</text:span></text:p>
      <text:p text:style-name="P2"><text:span text:style-name="T4">V</text:span><text:span text:style-name="T7">ictorious</text:span><text:span text:style-name="T4"> H</text:span><text:span text:style-name="T7">artford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on kinG" svg:font-family="'Lion kinG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Tahoma" style:font-family-asian="Tahoma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4.75in" style:num-format="1" style:print-orientation="landscape" fo:margin-top="0.7874in" fo:margin-bottom="0.7874in" fo:margin-left="0.7874in" fo:margin-right="0.7874in" fo:background-color="#ffe994" style:writing-mode="lr-tb" style:layout-grid-color="#c0c0c0" style:layout-grid-lines="80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e994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28T20:36:51</meta:creation-date>
    <dc:language>en-US</dc:language>
    <dc:date>2021-01-30T22:57:01.204286443</dc:date>
    <meta:editing-cycles>2</meta:editing-cycles>
    <meta:editing-duration>PT3M15S</meta:editing-duration>
    <meta:generator>LibreOffice/6.3.6.2$Linux_X86_64 LibreOffice_project/30$Build-2</meta:generator>
    <meta:document-statistic meta:table-count="0" meta:image-count="0" meta:object-count="0" meta:page-count="1" meta:paragraph-count="2" meta:word-count="4" meta:character-count="28" meta:non-whitespace-character-count="26"/>
  </office:meta>
</office:document-meta>
</file>